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47d66" draw:textarea-horizontal-align="justify" draw:textarea-vertical-align="middle" draw:auto-grow-height="false" fo:min-height="12.704cm" fo:min-width="12.469cm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11.942cm" fo:min-width="11.641cm"/>
    </style:style>
    <style:style style:name="gr3" style:family="graphic" style:parent-style-name="standard">
      <style:graphic-properties draw:stroke="none" draw:fill-color="#905e2c" draw:textarea-horizontal-align="justify" draw:textarea-vertical-align="middle" draw:auto-grow-height="false" fo:min-height="1.274cm" fo:min-width="1.02cm"/>
    </style:style>
    <style:style style:name="gr4" style:family="graphic" style:parent-style-name="standard">
      <style:graphic-properties draw:stroke="none" draw:fill-color="#905e2c" draw:textarea-horizontal-align="justify" draw:textarea-vertical-align="middle" draw:auto-grow-height="false" fo:min-height="1.274cm" fo:min-width="1.0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75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2.704cm" fo:min-width="12.469cm"/>
    </style:style>
    <style:style style:name="gr10" style:family="graphic" style:parent-style-name="standard">
      <style:graphic-properties draw:stroke="none" draw:fill-color="#c7d4e3" draw:textarea-horizontal-align="justify" draw:textarea-vertical-align="middle" draw:auto-grow-height="false" fo:min-height="11.942cm" fo:min-width="11.641cm"/>
    </style:style>
    <style:style style:name="gr11" style:family="graphic" style:parent-style-name="standard">
      <style:graphic-properties draw:stroke="none" draw:fill-color="#3a5272" draw:textarea-horizontal-align="justify" draw:textarea-vertical-align="middle" draw:auto-grow-height="false" fo:min-height="1.274cm" fo:min-width="1.02cm"/>
    </style:style>
    <style:style style:name="gr12" style:family="graphic" style:parent-style-name="standard">
      <style:graphic-properties draw:stroke="none" draw:fill-color="#3a5272" draw:textarea-horizontal-align="justify" draw:textarea-vertical-align="middle" draw:auto-grow-height="false" fo:min-height="1.274cm" fo:min-width="1.021cm"/>
    </style:style>
    <style:style style:name="gr13" style:family="graphic" style:parent-style-name="standard">
      <style:graphic-properties draw:fill-color="#9fbcdc" draw:textarea-horizontal-align="justify" draw:textarea-vertical-align="middle" draw:auto-grow-height="false" fo:min-height="12.704cm" fo:min-width="12.469cm"/>
    </style:style>
    <style:style style:name="gr14" style:family="graphic" style:parent-style-name="standard">
      <style:graphic-properties draw:stroke="none" draw:fill-color="#d9e0e7" draw:textarea-horizontal-align="justify" draw:textarea-vertical-align="middle" draw:auto-grow-height="false" fo:min-height="11.942cm" fo:min-width="11.641cm"/>
    </style:style>
    <style:style style:name="gr15" style:family="graphic" style:parent-style-name="standard">
      <style:graphic-properties draw:stroke="none" draw:fill-color="#6b86a4" draw:textarea-horizontal-align="justify" draw:textarea-vertical-align="middle" draw:auto-grow-height="false" fo:min-height="1.274cm" fo:min-width="1.02cm"/>
    </style:style>
    <style:style style:name="gr16" style:family="graphic" style:parent-style-name="standard">
      <style:graphic-properties draw:stroke="none" draw:fill-color="#6b86a4" draw:textarea-horizontal-align="justify" draw:textarea-vertical-align="middle" draw:auto-grow-height="false" fo:min-height="1.274cm" fo:min-width="1.021cm"/>
    </style:style>
    <style:style style:name="gr17" style:family="graphic" style:parent-style-name="standard">
      <style:graphic-properties draw:fill-color="#a7b093" draw:textarea-horizontal-align="justify" draw:textarea-vertical-align="middle" draw:auto-grow-height="false" fo:min-height="12.704cm" fo:min-width="12.469cm"/>
    </style:style>
    <style:style style:name="gr18" style:family="graphic" style:parent-style-name="standard">
      <style:graphic-properties draw:stroke="none" draw:fill-color="#e9efdc" draw:textarea-horizontal-align="justify" draw:textarea-vertical-align="middle" draw:auto-grow-height="false" fo:min-height="11.942cm" fo:min-width="11.641cm"/>
    </style:style>
    <style:style style:name="gr19" style:family="graphic" style:parent-style-name="standard">
      <style:graphic-properties draw:stroke="none" draw:fill-color="#669104" draw:textarea-horizontal-align="justify" draw:textarea-vertical-align="middle" draw:auto-grow-height="false" fo:min-height="1.274cm" fo:min-width="1.02cm"/>
    </style:style>
    <style:style style:name="gr20" style:family="graphic" style:parent-style-name="standard">
      <style:graphic-properties draw:stroke="none" draw:fill-color="#669104" draw:textarea-horizontal-align="justify" draw:textarea-vertical-align="middle" draw:auto-grow-height="false" fo:min-height="1.274cm" fo:min-width="1.021cm"/>
    </style:style>
    <style:style style:name="P1" style:family="paragraph">
      <loext:graphic-properties draw:fill-color="#947d66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905e2c"/>
      <style:paragraph-properties fo:text-align="center"/>
    </style:style>
    <style:style style:name="P4" style:family="paragraph">
      <style:text-properties style:font-name="Arial" fo:font-size="10pt"/>
    </style:style>
    <style:style style:name="P5" style:family="paragraph">
      <loext:graphic-properties draw:fill="none" draw:fill-color="#ffffff"/>
      <style:text-properties style:font-name="Arial" fo:font-size="10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c7d4e3"/>
      <style:paragraph-properties fo:text-align="center"/>
    </style:style>
    <style:style style:name="P8" style:family="paragraph">
      <loext:graphic-properties draw:fill-color="#3a5272"/>
      <style:paragraph-properties fo:text-align="center"/>
    </style:style>
    <style:style style:name="P9" style:family="paragraph">
      <loext:graphic-properties draw:fill-color="#9fbcdc"/>
      <style:paragraph-properties fo:text-align="center"/>
    </style:style>
    <style:style style:name="P10" style:family="paragraph">
      <loext:graphic-properties draw:fill-color="#d9e0e7"/>
      <style:paragraph-properties fo:text-align="center"/>
    </style:style>
    <style:style style:name="P11" style:family="paragraph">
      <loext:graphic-properties draw:fill-color="#6b86a4"/>
      <style:paragraph-properties fo:text-align="center"/>
    </style:style>
    <style:style style:name="P12" style:family="paragraph">
      <loext:graphic-properties draw:fill-color="#a7b093"/>
      <style:paragraph-properties fo:text-align="center"/>
    </style:style>
    <style:style style:name="P13" style:family="paragraph">
      <loext:graphic-properties draw:fill-color="#e9efdc"/>
      <style:paragraph-properties fo:text-align="center"/>
    </style:style>
    <style:style style:name="P14" style:family="paragraph">
      <loext:graphic-properties draw:fill-color="#66910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69cm" svg:height="12.954cm" draw:transform="skewX (0.00226892802759263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141cm" svg:height="12.192cm" svg:x="0.44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1.948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4.989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8.03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11.07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3.46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6.509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9.551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0.42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1.94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4.989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8.03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11.05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3.482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6.496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9.53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0.441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1.962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5.003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8.044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11.085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3.482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6.523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9.565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0.441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1.962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5.003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8.044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11.085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3.482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6.523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cm" svg:height="1.524cm" svg:x="9.565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21cm" svg:height="1.524cm" svg:x="0.441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697cm" svg:height="0.645cm" svg:x="0.802cm" svg:y="12.376cm">
          <draw:text-box>
            <text:p text:style-name="P4">a</text:p>
          </draw:text-box>
        </draw:frame>
        <draw:frame draw:style-name="gr5" draw:text-style-name="P5" draw:layer="layout" svg:width="0.697cm" svg:height="0.645cm" svg:x="2.326cm" svg:y="12.376cm">
          <draw:text-box>
            <text:p text:style-name="P4">b</text:p>
          </draw:text-box>
        </draw:frame>
        <draw:frame draw:style-name="gr6" draw:text-style-name="P5" draw:layer="layout" svg:width="0.68cm" svg:height="0.645cm" svg:x="3.878cm" svg:y="12.376cm">
          <draw:text-box>
            <text:p text:style-name="P4">c</text:p>
          </draw:text-box>
        </draw:frame>
        <draw:frame draw:style-name="gr5" draw:text-style-name="P5" draw:layer="layout" svg:width="0.697cm" svg:height="0.645cm" svg:x="5.374cm" svg:y="12.376cm">
          <draw:text-box>
            <text:p text:style-name="P4">d</text:p>
          </draw:text-box>
        </draw:frame>
        <draw:frame draw:style-name="gr5" draw:text-style-name="P5" draw:layer="layout" svg:width="0.697cm" svg:height="0.645cm" svg:x="6.898cm" svg:y="12.376cm">
          <draw:text-box>
            <text:p text:style-name="P4">e</text:p>
          </draw:text-box>
        </draw:frame>
        <draw:frame draw:style-name="gr7" draw:text-style-name="P5" draw:layer="layout" svg:width="0.599cm" svg:height="0.645cm" svg:x="8.498cm" svg:y="12.376cm">
          <draw:text-box>
            <text:p text:style-name="P4">f</text:p>
          </draw:text-box>
        </draw:frame>
        <draw:frame draw:style-name="gr8" draw:text-style-name="P5" draw:layer="layout" svg:width="0.697cm" svg:height="0.645cm" svg:x="10.008cm" svg:y="12.376cm">
          <draw:text-box>
            <text:p text:style-name="P4">g</text:p>
          </draw:text-box>
        </draw:frame>
        <draw:frame draw:style-name="gr5" draw:text-style-name="P5" draw:layer="layout" svg:width="0.697cm" svg:height="0.645cm" svg:x="11.47cm" svg:y="12.376cm">
          <draw:text-box>
            <text:p text:style-name="P4">h</text:p>
          </draw:text-box>
        </draw:frame>
        <draw:frame draw:style-name="gr5" draw:text-style-name="P5" draw:layer="layout" svg:width="0.697cm" svg:height="0.645cm" svg:x="-0.11cm" svg:y="11.317cm">
          <draw:text-box>
            <text:p text:style-name="P4">1</text:p>
          </draw:text-box>
        </draw:frame>
        <draw:frame draw:style-name="gr5" draw:text-style-name="P5" draw:layer="layout" svg:width="0.697cm" svg:height="0.645cm" svg:x="-0.11cm" svg:y="9.92cm">
          <draw:text-box>
            <text:p text:style-name="P4">2</text:p>
          </draw:text-box>
        </draw:frame>
        <draw:frame draw:style-name="gr5" draw:text-style-name="P5" draw:layer="layout" svg:width="0.697cm" svg:height="0.645cm" svg:x="-0.11cm" svg:y="8.269cm">
          <draw:text-box>
            <text:p text:style-name="P4">3</text:p>
          </draw:text-box>
        </draw:frame>
        <draw:frame draw:style-name="gr5" draw:text-style-name="P5" draw:layer="layout" svg:width="0.697cm" svg:height="0.645cm" svg:x="-0.11cm" svg:y="6.782cm">
          <draw:text-box>
            <text:p text:style-name="P4">4</text:p>
          </draw:text-box>
        </draw:frame>
        <draw:frame draw:style-name="gr5" draw:text-style-name="P5" draw:layer="layout" svg:width="0.697cm" svg:height="0.645cm" svg:x="-0.11cm" svg:y="5.258cm">
          <draw:text-box>
            <text:p text:style-name="P4">5</text:p>
          </draw:text-box>
        </draw:frame>
        <draw:frame draw:style-name="gr5" draw:text-style-name="P5" draw:layer="layout" svg:width="0.697cm" svg:height="0.645cm" svg:x="-0.11cm" svg:y="3.747cm">
          <draw:text-box>
            <text:p text:style-name="P4">6</text:p>
          </draw:text-box>
        </draw:frame>
        <draw:frame draw:style-name="gr5" draw:text-style-name="P5" draw:layer="layout" svg:width="0.697cm" svg:height="0.645cm" svg:x="-0.11cm" svg:y="2.224cm">
          <draw:text-box>
            <text:p text:style-name="P4">7</text:p>
          </draw:text-box>
        </draw:frame>
        <draw:frame draw:style-name="gr5" draw:text-style-name="P5" draw:layer="layout" svg:width="0.697cm" svg:height="0.645cm" svg:x="-0.114cm" svg:y="0.663cm">
          <draw:text-box>
            <text:p text:style-name="P4">8</text:p>
          </draw:text-box>
        </draw:frame>
      </draw:page>
      <draw:page draw:name="page2" draw:style-name="dp1" draw:master-page-name="Default">
        <draw:custom-shape draw:style-name="gr9" draw:text-style-name="P6" draw:layer="layout" svg:width="12.969cm" svg:height="12.954cm" draw:transform="skewX (0.00226892802759263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2.141cm" svg:height="12.192cm" svg:x="0.44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1.948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4.989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8.03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11.07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3.46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6.509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9.551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0.42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1.94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4.989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8.03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11.05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3.482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6.496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9.53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0.441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1.962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5.003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8.044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11.085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3.482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6.523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9.565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0.441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1.962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5.003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8.044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11.085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3.482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6.523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52cm" svg:height="1.524cm" svg:x="9.565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521cm" svg:height="1.524cm" svg:x="0.441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697cm" svg:height="0.645cm" svg:x="0.802cm" svg:y="12.376cm">
          <draw:text-box>
            <text:p text:style-name="P4">a</text:p>
          </draw:text-box>
        </draw:frame>
        <draw:frame draw:style-name="gr5" draw:text-style-name="P5" draw:layer="layout" svg:width="0.697cm" svg:height="0.645cm" svg:x="2.326cm" svg:y="12.376cm">
          <draw:text-box>
            <text:p text:style-name="P4">b</text:p>
          </draw:text-box>
        </draw:frame>
        <draw:frame draw:style-name="gr6" draw:text-style-name="P5" draw:layer="layout" svg:width="0.68cm" svg:height="0.645cm" svg:x="3.878cm" svg:y="12.376cm">
          <draw:text-box>
            <text:p text:style-name="P4">c</text:p>
          </draw:text-box>
        </draw:frame>
        <draw:frame draw:style-name="gr5" draw:text-style-name="P5" draw:layer="layout" svg:width="0.697cm" svg:height="0.645cm" svg:x="5.374cm" svg:y="12.376cm">
          <draw:text-box>
            <text:p text:style-name="P4">d</text:p>
          </draw:text-box>
        </draw:frame>
        <draw:frame draw:style-name="gr5" draw:text-style-name="P5" draw:layer="layout" svg:width="0.697cm" svg:height="0.645cm" svg:x="6.898cm" svg:y="12.376cm">
          <draw:text-box>
            <text:p text:style-name="P4">e</text:p>
          </draw:text-box>
        </draw:frame>
        <draw:frame draw:style-name="gr7" draw:text-style-name="P5" draw:layer="layout" svg:width="0.599cm" svg:height="0.645cm" svg:x="8.498cm" svg:y="12.376cm">
          <draw:text-box>
            <text:p text:style-name="P4">f</text:p>
          </draw:text-box>
        </draw:frame>
        <draw:frame draw:style-name="gr8" draw:text-style-name="P5" draw:layer="layout" svg:width="0.697cm" svg:height="0.645cm" svg:x="10.008cm" svg:y="12.376cm">
          <draw:text-box>
            <text:p text:style-name="P4">g</text:p>
          </draw:text-box>
        </draw:frame>
        <draw:frame draw:style-name="gr5" draw:text-style-name="P5" draw:layer="layout" svg:width="0.697cm" svg:height="0.645cm" svg:x="11.47cm" svg:y="12.376cm">
          <draw:text-box>
            <text:p text:style-name="P4">h</text:p>
          </draw:text-box>
        </draw:frame>
        <draw:frame draw:style-name="gr5" draw:text-style-name="P5" draw:layer="layout" svg:width="0.697cm" svg:height="0.645cm" svg:x="-0.11cm" svg:y="11.317cm">
          <draw:text-box>
            <text:p text:style-name="P4">1</text:p>
          </draw:text-box>
        </draw:frame>
        <draw:frame draw:style-name="gr5" draw:text-style-name="P5" draw:layer="layout" svg:width="0.697cm" svg:height="0.645cm" svg:x="-0.11cm" svg:y="9.92cm">
          <draw:text-box>
            <text:p text:style-name="P4">2</text:p>
          </draw:text-box>
        </draw:frame>
        <draw:frame draw:style-name="gr5" draw:text-style-name="P5" draw:layer="layout" svg:width="0.697cm" svg:height="0.645cm" svg:x="-0.11cm" svg:y="8.269cm">
          <draw:text-box>
            <text:p text:style-name="P4">3</text:p>
          </draw:text-box>
        </draw:frame>
        <draw:frame draw:style-name="gr5" draw:text-style-name="P5" draw:layer="layout" svg:width="0.697cm" svg:height="0.645cm" svg:x="-0.11cm" svg:y="6.782cm">
          <draw:text-box>
            <text:p text:style-name="P4">4</text:p>
          </draw:text-box>
        </draw:frame>
        <draw:frame draw:style-name="gr5" draw:text-style-name="P5" draw:layer="layout" svg:width="0.697cm" svg:height="0.645cm" svg:x="-0.11cm" svg:y="5.258cm">
          <draw:text-box>
            <text:p text:style-name="P4">5</text:p>
          </draw:text-box>
        </draw:frame>
        <draw:frame draw:style-name="gr5" draw:text-style-name="P5" draw:layer="layout" svg:width="0.697cm" svg:height="0.645cm" svg:x="-0.11cm" svg:y="3.747cm">
          <draw:text-box>
            <text:p text:style-name="P4">6</text:p>
          </draw:text-box>
        </draw:frame>
        <draw:frame draw:style-name="gr5" draw:text-style-name="P5" draw:layer="layout" svg:width="0.697cm" svg:height="0.645cm" svg:x="-0.11cm" svg:y="2.224cm">
          <draw:text-box>
            <text:p text:style-name="P4">7</text:p>
          </draw:text-box>
        </draw:frame>
        <draw:frame draw:style-name="gr5" draw:text-style-name="P5" draw:layer="layout" svg:width="0.697cm" svg:height="0.645cm" svg:x="-0.114cm" svg:y="0.663cm">
          <draw:text-box>
            <text:p text:style-name="P4">8</text:p>
          </draw:text-box>
        </draw:frame>
      </draw:page>
      <draw:page draw:name="page3" draw:style-name="dp1" draw:master-page-name="Default">
        <draw:custom-shape draw:style-name="gr13" draw:text-style-name="P9" draw:layer="layout" svg:width="12.969cm" svg:height="12.954cm" draw:transform="skewX (0.00226892802759263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2.141cm" svg:height="12.192cm" svg:x="0.44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1.948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4.989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8.03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11.07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3.46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6.509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9.551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0.42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1.94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4.989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8.03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11.05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3.482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6.496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9.53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0.441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1.962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5.003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8.044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11.085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3.482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6.523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9.565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0.441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1.962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5.003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8.044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11.085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3.482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6.523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52cm" svg:height="1.524cm" svg:x="9.565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21cm" svg:height="1.524cm" svg:x="0.441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697cm" svg:height="0.645cm" svg:x="0.802cm" svg:y="12.376cm">
          <draw:text-box>
            <text:p text:style-name="P4">a</text:p>
          </draw:text-box>
        </draw:frame>
        <draw:frame draw:style-name="gr5" draw:text-style-name="P5" draw:layer="layout" svg:width="0.697cm" svg:height="0.645cm" svg:x="2.326cm" svg:y="12.376cm">
          <draw:text-box>
            <text:p text:style-name="P4">b</text:p>
          </draw:text-box>
        </draw:frame>
        <draw:frame draw:style-name="gr6" draw:text-style-name="P5" draw:layer="layout" svg:width="0.68cm" svg:height="0.645cm" svg:x="3.878cm" svg:y="12.376cm">
          <draw:text-box>
            <text:p text:style-name="P4">c</text:p>
          </draw:text-box>
        </draw:frame>
        <draw:frame draw:style-name="gr5" draw:text-style-name="P5" draw:layer="layout" svg:width="0.697cm" svg:height="0.645cm" svg:x="5.374cm" svg:y="12.376cm">
          <draw:text-box>
            <text:p text:style-name="P4">d</text:p>
          </draw:text-box>
        </draw:frame>
        <draw:frame draw:style-name="gr5" draw:text-style-name="P5" draw:layer="layout" svg:width="0.697cm" svg:height="0.645cm" svg:x="6.898cm" svg:y="12.376cm">
          <draw:text-box>
            <text:p text:style-name="P4">e</text:p>
          </draw:text-box>
        </draw:frame>
        <draw:frame draw:style-name="gr7" draw:text-style-name="P5" draw:layer="layout" svg:width="0.599cm" svg:height="0.645cm" svg:x="8.498cm" svg:y="12.376cm">
          <draw:text-box>
            <text:p text:style-name="P4">f</text:p>
          </draw:text-box>
        </draw:frame>
        <draw:frame draw:style-name="gr8" draw:text-style-name="P5" draw:layer="layout" svg:width="0.697cm" svg:height="0.645cm" svg:x="10.008cm" svg:y="12.376cm">
          <draw:text-box>
            <text:p text:style-name="P4">g</text:p>
          </draw:text-box>
        </draw:frame>
        <draw:frame draw:style-name="gr5" draw:text-style-name="P5" draw:layer="layout" svg:width="0.697cm" svg:height="0.645cm" svg:x="11.47cm" svg:y="12.376cm">
          <draw:text-box>
            <text:p text:style-name="P4">h</text:p>
          </draw:text-box>
        </draw:frame>
        <draw:frame draw:style-name="gr5" draw:text-style-name="P5" draw:layer="layout" svg:width="0.697cm" svg:height="0.645cm" svg:x="-0.11cm" svg:y="11.317cm">
          <draw:text-box>
            <text:p text:style-name="P4">1</text:p>
          </draw:text-box>
        </draw:frame>
        <draw:frame draw:style-name="gr5" draw:text-style-name="P5" draw:layer="layout" svg:width="0.697cm" svg:height="0.645cm" svg:x="-0.11cm" svg:y="9.92cm">
          <draw:text-box>
            <text:p text:style-name="P4">2</text:p>
          </draw:text-box>
        </draw:frame>
        <draw:frame draw:style-name="gr5" draw:text-style-name="P5" draw:layer="layout" svg:width="0.697cm" svg:height="0.645cm" svg:x="-0.11cm" svg:y="8.269cm">
          <draw:text-box>
            <text:p text:style-name="P4">3</text:p>
          </draw:text-box>
        </draw:frame>
        <draw:frame draw:style-name="gr5" draw:text-style-name="P5" draw:layer="layout" svg:width="0.697cm" svg:height="0.645cm" svg:x="-0.11cm" svg:y="6.782cm">
          <draw:text-box>
            <text:p text:style-name="P4">4</text:p>
          </draw:text-box>
        </draw:frame>
        <draw:frame draw:style-name="gr5" draw:text-style-name="P5" draw:layer="layout" svg:width="0.697cm" svg:height="0.645cm" svg:x="-0.11cm" svg:y="5.258cm">
          <draw:text-box>
            <text:p text:style-name="P4">5</text:p>
          </draw:text-box>
        </draw:frame>
        <draw:frame draw:style-name="gr5" draw:text-style-name="P5" draw:layer="layout" svg:width="0.697cm" svg:height="0.645cm" svg:x="-0.11cm" svg:y="3.747cm">
          <draw:text-box>
            <text:p text:style-name="P4">6</text:p>
          </draw:text-box>
        </draw:frame>
        <draw:frame draw:style-name="gr5" draw:text-style-name="P5" draw:layer="layout" svg:width="0.697cm" svg:height="0.645cm" svg:x="-0.11cm" svg:y="2.224cm">
          <draw:text-box>
            <text:p text:style-name="P4">7</text:p>
          </draw:text-box>
        </draw:frame>
        <draw:frame draw:style-name="gr5" draw:text-style-name="P5" draw:layer="layout" svg:width="0.697cm" svg:height="0.645cm" svg:x="-0.114cm" svg:y="0.663cm">
          <draw:text-box>
            <text:p text:style-name="P4">8</text:p>
          </draw:text-box>
        </draw:frame>
      </draw:page>
      <draw:page draw:name="page4" draw:style-name="dp1" draw:master-page-name="Default">
        <draw:custom-shape draw:style-name="gr17" draw:text-style-name="P12" draw:layer="layout" svg:width="12.969cm" svg:height="12.954cm" draw:transform="skewX (0.00226892802759263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141cm" svg:height="12.192cm" svg:x="0.44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1.948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4.989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8.03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11.071cm" svg:y="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3.46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6.509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9.551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0.42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1.94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4.989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8.03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11.058cm" svg:y="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3.482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6.496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9.53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0.441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1.962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5.003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8.044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11.085cm" svg:y="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3.482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6.523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9.565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0.441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1.962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5.003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8.044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11.085cm" svg:y="9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3.482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6.523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52cm" svg:height="1.524cm" svg:x="9.565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21cm" svg:height="1.524cm" svg:x="0.441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697cm" svg:height="0.645cm" svg:x="0.802cm" svg:y="12.376cm">
          <draw:text-box>
            <text:p text:style-name="P4">a</text:p>
          </draw:text-box>
        </draw:frame>
        <draw:frame draw:style-name="gr5" draw:text-style-name="P5" draw:layer="layout" svg:width="0.697cm" svg:height="0.645cm" svg:x="2.326cm" svg:y="12.376cm">
          <draw:text-box>
            <text:p text:style-name="P4">b</text:p>
          </draw:text-box>
        </draw:frame>
        <draw:frame draw:style-name="gr6" draw:text-style-name="P5" draw:layer="layout" svg:width="0.68cm" svg:height="0.645cm" svg:x="3.878cm" svg:y="12.376cm">
          <draw:text-box>
            <text:p text:style-name="P4">c</text:p>
          </draw:text-box>
        </draw:frame>
        <draw:frame draw:style-name="gr5" draw:text-style-name="P5" draw:layer="layout" svg:width="0.697cm" svg:height="0.645cm" svg:x="5.374cm" svg:y="12.376cm">
          <draw:text-box>
            <text:p text:style-name="P4">d</text:p>
          </draw:text-box>
        </draw:frame>
        <draw:frame draw:style-name="gr5" draw:text-style-name="P5" draw:layer="layout" svg:width="0.697cm" svg:height="0.645cm" svg:x="6.898cm" svg:y="12.376cm">
          <draw:text-box>
            <text:p text:style-name="P4">e</text:p>
          </draw:text-box>
        </draw:frame>
        <draw:frame draw:style-name="gr7" draw:text-style-name="P5" draw:layer="layout" svg:width="0.599cm" svg:height="0.645cm" svg:x="8.498cm" svg:y="12.376cm">
          <draw:text-box>
            <text:p text:style-name="P4">f</text:p>
          </draw:text-box>
        </draw:frame>
        <draw:frame draw:style-name="gr8" draw:text-style-name="P5" draw:layer="layout" svg:width="0.697cm" svg:height="0.645cm" svg:x="10.008cm" svg:y="12.376cm">
          <draw:text-box>
            <text:p text:style-name="P4">g</text:p>
          </draw:text-box>
        </draw:frame>
        <draw:frame draw:style-name="gr5" draw:text-style-name="P5" draw:layer="layout" svg:width="0.697cm" svg:height="0.645cm" svg:x="11.47cm" svg:y="12.376cm">
          <draw:text-box>
            <text:p text:style-name="P4">h</text:p>
          </draw:text-box>
        </draw:frame>
        <draw:frame draw:style-name="gr5" draw:text-style-name="P5" draw:layer="layout" svg:width="0.697cm" svg:height="0.645cm" svg:x="-0.11cm" svg:y="11.317cm">
          <draw:text-box>
            <text:p text:style-name="P4">1</text:p>
          </draw:text-box>
        </draw:frame>
        <draw:frame draw:style-name="gr5" draw:text-style-name="P5" draw:layer="layout" svg:width="0.697cm" svg:height="0.645cm" svg:x="-0.11cm" svg:y="9.92cm">
          <draw:text-box>
            <text:p text:style-name="P4">2</text:p>
          </draw:text-box>
        </draw:frame>
        <draw:frame draw:style-name="gr5" draw:text-style-name="P5" draw:layer="layout" svg:width="0.697cm" svg:height="0.645cm" svg:x="-0.11cm" svg:y="8.269cm">
          <draw:text-box>
            <text:p text:style-name="P4">3</text:p>
          </draw:text-box>
        </draw:frame>
        <draw:frame draw:style-name="gr5" draw:text-style-name="P5" draw:layer="layout" svg:width="0.697cm" svg:height="0.645cm" svg:x="-0.11cm" svg:y="6.782cm">
          <draw:text-box>
            <text:p text:style-name="P4">4</text:p>
          </draw:text-box>
        </draw:frame>
        <draw:frame draw:style-name="gr5" draw:text-style-name="P5" draw:layer="layout" svg:width="0.697cm" svg:height="0.645cm" svg:x="-0.11cm" svg:y="5.258cm">
          <draw:text-box>
            <text:p text:style-name="P4">5</text:p>
          </draw:text-box>
        </draw:frame>
        <draw:frame draw:style-name="gr5" draw:text-style-name="P5" draw:layer="layout" svg:width="0.697cm" svg:height="0.645cm" svg:x="-0.11cm" svg:y="3.747cm">
          <draw:text-box>
            <text:p text:style-name="P4">6</text:p>
          </draw:text-box>
        </draw:frame>
        <draw:frame draw:style-name="gr5" draw:text-style-name="P5" draw:layer="layout" svg:width="0.697cm" svg:height="0.645cm" svg:x="-0.11cm" svg:y="2.224cm">
          <draw:text-box>
            <text:p text:style-name="P4">7</text:p>
          </draw:text-box>
        </draw:frame>
        <draw:frame draw:style-name="gr5" draw:text-style-name="P5" draw:layer="layout" svg:width="0.697cm" svg:height="0.645cm" svg:x="-0.114cm" svg:y="0.663cm">
          <draw:text-box>
            <text:p text:style-name="P4"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954cm" fo:page-height="12.9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4T19:29:28.750741708</meta:creation-date>
    <dc:date>2022-10-04T20:39:46.914622705</dc:date>
    <meta:editing-duration>PT57M26S</meta:editing-duration>
    <meta:editing-cycles>10</meta:editing-cycles>
    <meta:generator>LibreOffice/6.2.4.2$MacOSX_X86_64 LibreOffice_project/2412653d852ce75f65fbfa83fb7e7b669a126d64</meta:generator>
    <meta:document-statistic meta:object-count="200"/>
  </office:meta>
</office:document-meta>
</file>